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[$optimizer.$B$11]" style:apply-style-name="Bad" style:base-cell-address="optimizer.B2"/>
      <style:map style:condition="cell-content()=[$optimizer.$B$12]" style:apply-style-name="Good" style:base-cell-address="optimizer.B2"/>
    </style:style>
    <style:style style:name="ce2" style:family="table-cell" style:parent-style-name="Default">
      <style:map style:condition="cell-content()=[$optimizer.$D$11]" style:apply-style-name="Good" style:base-cell-address="optimizer.D2"/>
      <style:map style:condition="cell-content()=[$optimizer.$D$12]" style:apply-style-name="Bad" style:base-cell-address="optimizer.D2"/>
    </style:style>
    <style:style style:name="ce3" style:family="table-cell" style:parent-style-name="Default">
      <style:map style:condition="cell-content()=[$optimizer.$F$11]" style:apply-style-name="Bad" style:base-cell-address="optimizer.F2"/>
      <style:map style:condition="cell-content()=[$optimizer.$F$12]" style:apply-style-name="Good" style:base-cell-address="optimizer.F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ptimizer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3" table:default-cell-style-name="ce2"/>
        <table:table-column table:style-name="co4" table:default-cell-style-name="Default"/>
        <table:table-column table:style-name="co4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optimizer</text:p>
          </table:table-cell>
          <table:table-cell table:style-name="Default" office:value-type="string" calcext:value-type="string">
            <text:p>tx_erro</text:p>
          </table:table-cell>
          <table:table-cell office:value-type="string" calcext:value-type="string">
            <text:p>norm_tx_erro</text:p>
          </table:table-cell>
          <table:table-cell table:style-name="Default" office:value-type="string" calcext:value-type="string">
            <text:p>tx_accu</text:p>
          </table:table-cell>
          <table:table-cell office:value-type="string" calcext:value-type="string">
            <text:p>norm_tx_accu</text:p>
          </table:table-cell>
          <table:table-cell table:style-name="Default" office:value-type="string" calcext:value-type="string">
            <text:p>predic</text:p>
          </table:table-cell>
          <table:table-cell office:value-type="string" calcext:value-type="string">
            <text:p>norm_predic</text:p>
          </table:table-cell>
        </table:table-row>
        <table:table-row table:style-name="ro1">
          <table:table-cell office:value-type="string" calcext:value-type="string">
            <text:p>sgd</text:p>
          </table:table-cell>
          <table:table-cell office:value-type="float" office:value="1" calcext:value-type="float">
            <text:p>1</text:p>
          </table:table-cell>
          <table:table-cell table:formula="of:=[.B2]/[.B$11]" office:value-type="float" office:value="1" calcext:value-type="float">
            <text:p>1</text:p>
          </table:table-cell>
          <table:table-cell office:value-type="float" office:value="0.098" calcext:value-type="float">
            <text:p>0,098</text:p>
          </table:table-cell>
          <table:table-cell table:formula="of:=[.D2]/[.D$11]" office:value-type="float" office:value="0.0991802449144823" calcext:value-type="float">
            <text:p>0,099180244914482</text:p>
          </table:table-cell>
          <table:table-cell office:value-type="float" office:value="9020" calcext:value-type="float">
            <text:p>9020</text:p>
          </table:table-cell>
          <table:table-cell table:formula="of:=[.F2]/[.F$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msprop</text:p>
          </table:table-cell>
          <table:table-cell office:value-type="float" office:value="0.0588" calcext:value-type="float">
            <text:p>0,0588</text:p>
          </table:table-cell>
          <table:table-cell table:formula="of:=[.B3]/[.B$11]" office:value-type="float" office:value="0.0588" calcext:value-type="float">
            <text:p>0,0588</text:p>
          </table:table-cell>
          <table:table-cell office:value-type="float" office:value="0.9875" calcext:value-type="float">
            <text:p>0,9875</text:p>
          </table:table-cell>
          <table:table-cell table:formula="of:=[.D3]/[.D$11]" office:value-type="float" office:value="0.999392774010727" calcext:value-type="float">
            <text:p>0,999392774010727</text:p>
          </table:table-cell>
          <table:table-cell office:value-type="float" office:value="125" calcext:value-type="float">
            <text:p>125</text:p>
          </table:table-cell>
          <table:table-cell table:formula="of:=[.F3]/[.F$11]" office:value-type="float" office:value="0.0138580931263858" calcext:value-type="float">
            <text:p>0,013858093126386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float" office:value="0.0701" calcext:value-type="float">
            <text:p>0,0701</text:p>
          </table:table-cell>
          <table:table-cell table:formula="of:=[.B4]/[.B$11]" office:value-type="float" office:value="0.0701" calcext:value-type="float">
            <text:p>0,0701</text:p>
          </table:table-cell>
          <table:table-cell office:value-type="float" office:value="0.9811" calcext:value-type="float">
            <text:p>0,9811</text:p>
          </table:table-cell>
          <table:table-cell table:formula="of:=[.D4]/[.D$11]" office:value-type="float" office:value="0.992915696791823" calcext:value-type="float">
            <text:p>0,992915696791823</text:p>
          </table:table-cell>
          <table:table-cell office:value-type="float" office:value="189" calcext:value-type="float">
            <text:p>189</text:p>
          </table:table-cell>
          <table:table-cell table:formula="of:=[.F4]/[.F$11]" office:value-type="float" office:value="0.0209534368070953" calcext:value-type="float">
            <text:p>0,020953436807095</text:p>
          </table:table-cell>
        </table:table-row>
        <table:table-row table:style-name="ro1">
          <table:table-cell office:value-type="string" calcext:value-type="string">
            <text:p>adadelta</text:p>
          </table:table-cell>
          <table:table-cell office:value-type="float" office:value="0.6776" calcext:value-type="float">
            <text:p>0,6776</text:p>
          </table:table-cell>
          <table:table-cell table:formula="of:=[.B5]/[.B$11]" office:value-type="float" office:value="0.6776" calcext:value-type="float">
            <text:p>0,6776</text:p>
          </table:table-cell>
          <table:table-cell office:value-type="float" office:value="0.8476" calcext:value-type="float">
            <text:p>0,8476</text:p>
          </table:table-cell>
          <table:table-cell table:formula="of:=[.D5]/[.D$11]" office:value-type="float" office:value="0.857807914178727" calcext:value-type="float">
            <text:p>0,857807914178727</text:p>
          </table:table-cell>
          <table:table-cell office:value-type="float" office:value="1524" calcext:value-type="float">
            <text:p>1524</text:p>
          </table:table-cell>
          <table:table-cell table:formula="of:=[.F5]/[.F$11]" office:value-type="float" office:value="0.168957871396896" calcext:value-type="float">
            <text:p>0,168957871396896</text:p>
          </table:table-cell>
        </table:table-row>
        <table:table-row table:style-name="ro1">
          <table:table-cell office:value-type="string" calcext:value-type="string">
            <text:p>adagrad</text:p>
          </table:table-cell>
          <table:table-cell office:value-type="float" office:value="0.0852" calcext:value-type="float">
            <text:p>0,0852</text:p>
          </table:table-cell>
          <table:table-cell table:formula="of:=[.B6]/[.B$11]" office:value-type="float" office:value="0.0852" calcext:value-type="float">
            <text:p>0,0852</text:p>
          </table:table-cell>
          <table:table-cell office:value-type="float" office:value="0.973" calcext:value-type="float">
            <text:p>0,973</text:p>
          </table:table-cell>
          <table:table-cell table:formula="of:=[.D6]/[.D$11]" office:value-type="float" office:value="0.984718145936646" calcext:value-type="float">
            <text:p>0,984718145936646</text:p>
          </table:table-cell>
          <table:table-cell office:value-type="float" office:value="270" calcext:value-type="float">
            <text:p>270</text:p>
          </table:table-cell>
          <table:table-cell table:formula="of:=[.F6]/[.F$11]" office:value-type="float" office:value="0.0299334811529933" calcext:value-type="float">
            <text:p>0,029933481152993</text:p>
          </table:table-cell>
        </table:table-row>
        <table:table-row table:style-name="ro1">
          <table:table-cell office:value-type="string" calcext:value-type="string">
            <text:p>adamax</text:p>
          </table:table-cell>
          <table:table-cell office:value-type="float" office:value="0.0389" calcext:value-type="float">
            <text:p>0,0389</text:p>
          </table:table-cell>
          <table:table-cell table:formula="of:=[.B7]/[.B$11]" office:value-type="float" office:value="0.0389" calcext:value-type="float">
            <text:p>0,0389</text:p>
          </table:table-cell>
          <table:table-cell office:value-type="float" office:value="0.987" calcext:value-type="float">
            <text:p>0,987</text:p>
          </table:table-cell>
          <table:table-cell table:formula="of:=[.D7]/[.D$11]" office:value-type="float" office:value="0.998886752353001" calcext:value-type="float">
            <text:p>0,998886752353001</text:p>
          </table:table-cell>
          <table:table-cell office:value-type="float" office:value="130" calcext:value-type="float">
            <text:p>130</text:p>
          </table:table-cell>
          <table:table-cell table:formula="of:=[.F7]/[.F$11]" office:value-type="float" office:value="0.0144124168514412" calcext:value-type="float">
            <text:p>0,014412416851441</text:p>
          </table:table-cell>
        </table:table-row>
        <table:table-row table:style-name="ro1">
          <table:table-cell office:value-type="string" calcext:value-type="string">
            <text:p>nadam</text:p>
          </table:table-cell>
          <table:table-cell office:value-type="float" office:value="0.0354" calcext:value-type="float">
            <text:p>0,0354</text:p>
          </table:table-cell>
          <table:table-cell table:formula="of:=[.B8]/[.B$11]" office:value-type="float" office:value="0.0354" calcext:value-type="float">
            <text:p>0,0354</text:p>
          </table:table-cell>
          <table:table-cell office:value-type="float" office:value="0.9881" calcext:value-type="float">
            <text:p>0,9881</text:p>
          </table:table-cell>
          <table:table-cell table:formula="of:=[.D8]/[.D$11]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formula="of:=[.F8]/[.F$11]" office:value-type="float" office:value="0.0131929046563193" calcext:value-type="float">
            <text:p>0,013192904656319</text:p>
          </table:table-cell>
        </table:table-row>
        <table:table-row table:style-name="ro1">
          <table:table-cell office:value-type="string" calcext:value-type="string">
            <text:p>ftrl</text:p>
          </table:table-cell>
          <table:table-cell office:value-type="float" office:value="0.0517" calcext:value-type="float">
            <text:p>0,0517</text:p>
          </table:table-cell>
          <table:table-cell table:formula="of:=[.B9]/[.B$11]" office:value-type="float" office:value="0.0517" calcext:value-type="float">
            <text:p>0,0517</text:p>
          </table:table-cell>
          <table:table-cell office:value-type="float" office:value="0.9834" calcext:value-type="float">
            <text:p>0,9834</text:p>
          </table:table-cell>
          <table:table-cell table:formula="of:=[.D9]/[.D$11]" office:value-type="float" office:value="0.995243396417366" calcext:value-type="float">
            <text:p>0,995243396417366</text:p>
          </table:table-cell>
          <table:table-cell office:value-type="float" office:value="166" calcext:value-type="float">
            <text:p>166</text:p>
          </table:table-cell>
          <table:table-cell table:formula="of:=[.F9]/[.F$11]" office:value-type="float" office:value="0.0184035476718404" calcext:value-type="float">
            <text:p>0,01840354767184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máx</text:p>
          </table:table-cell>
          <table:table-cell table:style-name="Default" table:formula="of:=MAX([.B2:.B9])" office:value-type="float" office:value="1" calcext:value-type="float">
            <text:p>1</text:p>
          </table:table-cell>
          <table:table-cell/>
          <table:table-cell table:style-name="Default" table:formula="of:=MAX([.D2:.D9])" office:value-type="float" office:value="0.9881" calcext:value-type="float">
            <text:p>0,9881</text:p>
          </table:table-cell>
          <table:table-cell/>
          <table:table-cell table:style-name="Default" table:formula="of:=MAX([.F2:.F9])" office:value-type="float" office:value="9020" calcext:value-type="float">
            <text:p>9020</text:p>
          </table:table-cell>
          <table:table-cell/>
        </table:table-row>
        <table:table-row table:style-name="ro1">
          <table:table-cell office:value-type="string" calcext:value-type="string">
            <text:p>mín</text:p>
          </table:table-cell>
          <table:table-cell table:style-name="Default" table:formula="of:=MIN([.B2:.B9])" office:value-type="float" office:value="0.0354" calcext:value-type="float">
            <text:p>0,0354</text:p>
          </table:table-cell>
          <table:table-cell table:formula="of:=MIN([.C2:.C9])" office:value-type="float" office:value="0.0354" calcext:value-type="float">
            <text:p>0,0354</text:p>
          </table:table-cell>
          <table:table-cell table:style-name="Default" table:formula="of:=MIN([.D2:.D9])" office:value-type="float" office:value="0.098" calcext:value-type="float">
            <text:p>0,098</text:p>
          </table:table-cell>
          <table:table-cell table:formula="of:=MIN([.E2:.E9])" office:value-type="float" office:value="0.0991802449144823" calcext:value-type="float">
            <text:p>0,099180244914482</text:p>
          </table:table-cell>
          <table:table-cell table:style-name="Default" table:formula="of:=MIN([.F2:.F9])" office:value-type="float" office:value="119" calcext:value-type="float">
            <text:p>119</text:p>
          </table:table-cell>
          <table:table-cell/>
        </table:table-row>
        <calcext:conditional-formats>
          <calcext:conditional-format calcext:target-range-address="optimizer.B2:optimizer.B9">
            <calcext:condition calcext:apply-style-name="Bad" calcext:value="=[$optimizer.$B$11]" calcext:base-cell-address="optimizer.B2"/>
            <calcext:condition calcext:apply-style-name="Good" calcext:value="=[$optimizer.$B$12]" calcext:base-cell-address="optimizer.B2"/>
          </calcext:conditional-format>
          <calcext:conditional-format calcext:target-range-address="optimizer.D2:optimizer.D9">
            <calcext:condition calcext:apply-style-name="Good" calcext:value="=[$optimizer.$D$11]" calcext:base-cell-address="optimizer.D2"/>
            <calcext:condition calcext:apply-style-name="Bad" calcext:value="=[$optimizer.$D$12]" calcext:base-cell-address="optimizer.D2"/>
          </calcext:conditional-format>
          <calcext:conditional-format calcext:target-range-address="optimizer.F2:optimizer.F9">
            <calcext:condition calcext:apply-style-name="Bad" calcext:value="=[$optimizer.$F$11]" calcext:base-cell-address="optimizer.F2"/>
            <calcext:condition calcext:apply-style-name="Good" calcext:value="=[$optimizer.$F$12]" calcext:base-cell-address="optimizer.F2"/>
          </calcext:conditional-format>
        </calcext:conditional-formats>
      </table:table>
      <table:table table:name="Planilha2" table:style-name="ta1">
        <table:shapes>
          <draw:frame draw:z-index="0" draw:style-name="gr1" draw:text-style-name="P1" svg:width="40.253cm" svg:height="22.641cm" svg:x="0.001cm" svg:y="0.001cm">
            <draw:object draw:notify-on-update-of-ranges="optimizer.A2:optimizer.A9 optimizer.G2:optimizer.G9 optimizer.C2:optimizer.C9 optimizer.E2:optimizer.E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26T15:59:48.243572793</dc:date>
    <meta:editing-duration>PT2M30S</meta:editing-duration>
    <meta:editing-cycles>1</meta:editing-cycles>
    <meta:generator>LibreOffice/6.4.6.2$Linux_X86_64 LibreOffice_project/40$Build-2</meta:generator>
    <meta:document-statistic meta:table-count="2" meta:cell-count="7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Iosevka" style:font-style-name="Itálico Negrito" fo:font-size="18pt" fo:font-style="italic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family="Iosevka" style:font-style-name="Itálico Negrito" fo:font-size="14pt" fo:font-style="italic" fo:font-weight="bold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Iosevka" style:font-style-name="Negrito" fo:font-size="11pt" fo:font-weight="bold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Iosevka" style:font-style-name="Negrito" fo:font-size="12pt" fo:font-weight="bold" style:font-size-asian="9pt" style:font-size-complex="9pt"/>
    </style:style>
    <style:style style:name="ch8" style:family="chart" style:data-style-name="N0">
      <style:chart-properties chart:display-label="true" chart:logarithmic="false" chart:maximum="1" chart:interval-major="0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family="Iosevka" style:font-style-name="Negrito" fo:font-size="12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55308d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e8a202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236c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0.254cm" svg:height="22.642cm" xlink:href=".." xlink:type="simple" chart:class="chart:bar" chart:style-name="ch1">
        <chart:title svg:x="14.255cm" svg:y="0.587cm" chart:style-name="ch2">
          <text:p>Variando  Otimizador da Compilação</text:p>
        </chart:title>
        <chart:subtitle svg:x="16.355cm" svg:y="2.213cm" chart:style-name="ch3">
          <text:p>CNN de 2 camadas, normalizada</text:p>
        </chart:subtitle>
        <chart:legend chart:legend-position="end" svg:x="38.071cm" svg:y="10.357cm" style:legend-expansion="high" chart:style-name="ch4"/>
        <chart:plot-area chart:style-name="ch5" table:cell-range-address="optimizer.A2:optimizer.A9 optimizer.G2:optimizer.G9 optimizer.C2:optimizer.C9 optimizer.E2:optimizer.E9" chart:data-source-has-labels="both" svg:x="2.046cm" svg:y="3.61cm" svg:width="35.22cm" svg:height="17.369cm">
          <chartooo:coordinate-region svg:x="3.68cm" svg:y="3.61cm" svg:width="33.485cm" svg:height="16.695cm"/>
          <chart:axis chart:dimension="x" chart:name="primary-x" chart:style-name="ch6" chartooo:axis-type="auto">
            <chartooo:date-scale/>
            <chart:title svg:x="0.451cm" svg:y="13.499cm" chart:style-name="ch7">
              <text:p>Otimizador</text:p>
            </chart:title>
            <chart:categories table:cell-range-address="optimizer.A2:optimizer.A9"/>
          </chart:axis>
          <chart:axis chart:dimension="y" chart:name="primary-y" chart:style-name="ch8">
            <chart:title svg:x="18.451cm" svg:y="21.431cm" chart:style-name="ch9">
              <text:p>Desempenho</text:p>
            </chart:title>
            <chart:grid chart:style-name="ch10" chart:class="major"/>
          </chart:axis>
          <chart:series chart:style-name="ch11" chart:values-cell-range-address="optimizer.G2:optimizer.G9" loext:label-string="erro" chart:class="chart:bar">
            <chart:data-point chart:repeated="8"/>
          </chart:series>
          <chart:series chart:style-name="ch12" chart:values-cell-range-address="optimizer.C2:optimizer.C9" loext:label-string="tx_erro" chart:class="chart:bar">
            <chart:data-point chart:repeated="8"/>
          </chart:series>
          <chart:series chart:style-name="ch13" chart:values-cell-range-address="optimizer.E2:optimizer.E9" loext:label-string="tx_acc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</text:p>
              </table:table-cell>
              <table:table-cell office:value-type="string">
                <text:p>tx_erro</text:p>
              </table:table-cell>
              <table:table-cell office:value-type="string">
                <text:p>tx_acc</text:p>
              </table:table-cell>
            </table:table-row>
          </table:table-header-rows>
          <table:table-rows>
            <table:table-row>
              <table:table-cell office:value-type="string">
                <text:p>sgd</text:p>
                <draw:g>
                  <svg:desc>optimizer.A2:optimizer.A9</svg:desc>
                </draw:g>
              </table:table-cell>
              <table:table-cell office:value-type="float" office:value="1">
                <text:p>1</text:p>
                <draw:g>
                  <svg:desc>optimizer.G2:optimizer.G9</svg:desc>
                </draw:g>
              </table:table-cell>
              <table:table-cell office:value-type="float" office:value="1">
                <text:p>1</text:p>
                <draw:g>
                  <svg:desc>optimizer.C2:optimizer.C9</svg:desc>
                </draw:g>
              </table:table-cell>
              <table:table-cell office:value-type="float" office:value="0.0991802449144823">
                <text:p>0.0991802449144823</text:p>
                <draw:g>
                  <svg:desc>optimizer.E2:optimizer.E9</svg:desc>
                </draw:g>
              </table:table-cell>
            </table:table-row>
            <table:table-row>
              <table:table-cell office:value-type="string">
                <text:p>rmsprop</text:p>
              </table:table-cell>
              <table:table-cell office:value-type="float" office:value="0.0138580931263858">
                <text:p>0.0138580931263858</text:p>
              </table:table-cell>
              <table:table-cell office:value-type="float" office:value="0.0588">
                <text:p>0.0588</text:p>
              </table:table-cell>
              <table:table-cell office:value-type="float" office:value="0.999392774010727">
                <text:p>0.999392774010727</text:p>
              </table:table-cell>
            </table:table-row>
            <table:table-row>
              <table:table-cell office:value-type="string">
                <text:p>adam</text:p>
              </table:table-cell>
              <table:table-cell office:value-type="float" office:value="0.0209534368070953">
                <text:p>0.0209534368070953</text:p>
              </table:table-cell>
              <table:table-cell office:value-type="float" office:value="0.0701">
                <text:p>0.0701</text:p>
              </table:table-cell>
              <table:table-cell office:value-type="float" office:value="0.992915696791823">
                <text:p>0.992915696791823</text:p>
              </table:table-cell>
            </table:table-row>
            <table:table-row>
              <table:table-cell office:value-type="string">
                <text:p>adadelta</text:p>
              </table:table-cell>
              <table:table-cell office:value-type="float" office:value="0.168957871396896">
                <text:p>0.168957871396896</text:p>
              </table:table-cell>
              <table:table-cell office:value-type="float" office:value="0.6776">
                <text:p>0.6776</text:p>
              </table:table-cell>
              <table:table-cell office:value-type="float" office:value="0.857807914178727">
                <text:p>0.857807914178727</text:p>
              </table:table-cell>
            </table:table-row>
            <table:table-row>
              <table:table-cell office:value-type="string">
                <text:p>adagrad</text:p>
              </table:table-cell>
              <table:table-cell office:value-type="float" office:value="0.0299334811529933">
                <text:p>0.0299334811529933</text:p>
              </table:table-cell>
              <table:table-cell office:value-type="float" office:value="0.0852">
                <text:p>0.0852</text:p>
              </table:table-cell>
              <table:table-cell office:value-type="float" office:value="0.984718145936646">
                <text:p>0.984718145936646</text:p>
              </table:table-cell>
            </table:table-row>
            <table:table-row>
              <table:table-cell office:value-type="string">
                <text:p>adamax</text:p>
              </table:table-cell>
              <table:table-cell office:value-type="float" office:value="0.0144124168514412">
                <text:p>0.0144124168514412</text:p>
              </table:table-cell>
              <table:table-cell office:value-type="float" office:value="0.0389">
                <text:p>0.0389</text:p>
              </table:table-cell>
              <table:table-cell office:value-type="float" office:value="0.998886752353001">
                <text:p>0.998886752353001</text:p>
              </table:table-cell>
            </table:table-row>
            <table:table-row>
              <table:table-cell office:value-type="string">
                <text:p>nadam</text:p>
              </table:table-cell>
              <table:table-cell office:value-type="float" office:value="0.0131929046563193">
                <text:p>0.0131929046563193</text:p>
              </table:table-cell>
              <table:table-cell office:value-type="float" office:value="0.0354">
                <text:p>0.03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trl</text:p>
              </table:table-cell>
              <table:table-cell office:value-type="float" office:value="0.0184035476718404">
                <text:p>0.0184035476718404</text:p>
              </table:table-cell>
              <table:table-cell office:value-type="float" office:value="0.0517">
                <text:p>0.0517</text:p>
              </table:table-cell>
              <table:table-cell office:value-type="float" office:value="0.995243396417366">
                <text:p>0.9952433964173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